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900000194D42457E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none" draw:fill-color="#ffffff" fo:min-height="0.808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15cm" svg:height="1.28cm" svg:x="2.291cm" svg:y="2.184cm">
          <draw:text-box>
            <text:p><text:span text:style-name="T1">Team A</text:span></text:p>
          </draw:text-box>
        </draw:frame>
        <draw:frame draw:style-name="gr1" draw:text-style-name="P1" draw:layer="layout" svg:width="3.753cm" svg:height="1.28cm" svg:x="2.292cm" svg:y="4.084cm">
          <draw:text-box>
            <text:p><text:span text:style-name="T1">Team B</text:span></text:p>
          </draw:text-box>
        </draw:frame>
        <draw:frame draw:style-name="gr2" draw:text-style-name="P2" draw:layer="layout" svg:width="1.499cm" svg:height="1.283cm" svg:x="7.199cm" svg:y="2.224cm">
          <draw:image xlink:href="Pictures/10000000000001A900000194D42457EC.jpg" xlink:type="simple" xlink:show="embed" xlink:actuate="onLoad">
            <text:p/>
          </draw:image>
        </draw:frame>
        <draw:frame draw:style-name="gr2" draw:text-style-name="P2" draw:layer="layout" svg:width="1.499cm" svg:height="1.283cm" svg:x="9.3cm" svg:y="4.025cm">
          <draw:image xlink:href="Pictures/10000000000001A900000194D42457EC.jpg" xlink:type="simple" xlink:show="embed" xlink:actuate="onLoad">
            <text:p/>
          </draw:image>
        </draw:frame>
        <draw:custom-shape draw:style-name="gr3" draw:text-style-name="P2" draw:layer="layout" svg:width="1.231cm" svg:height="1.231cm" draw:transform="rotate (0.785398163397448) translate (6.83cm 4.72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61.016949152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31cm" svg:height="1.231cm" draw:transform="rotate (0.785398163397448) translate (9.03cm 3.02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61.016949152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31cm" svg:height="1.231cm" draw:transform="rotate (0.785398163397448) translate (11.33cm 3.02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61.016949152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31cm" svg:height="1.231cm" draw:transform="rotate (0.785398163397448) translate (13.13cm 4.72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61.016949152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31cm" svg:height="1.231cm" draw:transform="rotate (0.785398163397448) translate (15.33cm 4.72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61.016949152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9cm" svg:height="1.283cm" svg:x="11.401cm" svg:y="4.026cm">
          <draw:image xlink:href="Pictures/10000000000001A900000194D42457EC.jpg" xlink:type="simple" xlink:show="embed" xlink:actuate="onLoad">
            <text:p/>
          </draw:image>
        </draw:frame>
        <draw:frame draw:style-name="gr2" draw:text-style-name="P2" draw:layer="layout" svg:width="1.499cm" svg:height="1.283cm" svg:x="13.502cm" svg:y="2.327cm">
          <draw:image xlink:href="Pictures/10000000000001A900000194D42457EC.jpg" xlink:type="simple" xlink:show="embed" xlink:actuate="onLoad">
            <text:p/>
          </draw:image>
        </draw:frame>
        <draw:frame draw:style-name="gr2" draw:text-style-name="P2" draw:layer="layout" svg:width="1.499cm" svg:height="1.283cm" svg:x="15.603cm" svg:y="2.328cm">
          <draw:image xlink:href="Pictures/10000000000001A900000194D42457EC.jpg" xlink:type="simple" xlink:show="embed" xlink:actuate="onLoad">
            <text:p/>
          </draw:image>
        </draw:frame>
        <draw:frame draw:style-name="gr1" draw:text-style-name="P3" draw:layer="layout" svg:width="2.898cm" svg:height="1.987cm" svg:x="19.435cm" svg:y="2.119cm">
          <draw:text-box>
            <text:p><text:span text:style-name="T2">n = 3</text:span></text:p>
            <text:p><text:span text:style-name="T2">p = 0.6</text:span></text:p>
          </draw:text-box>
        </draw:frame>
        <draw:frame draw:style-name="gr4" draw:layer="layout" svg:width="3.467cm" svg:height="1.119cm" svg:x="19.341cm" svg:y="4.471cm">
          <draw:text-box>
            <text:p><text:span text:style-name="T2">0.0345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4:00:32.567213005</meta:creation-date>
    <dc:date>2016-05-10T23:38:10.162344685</dc:date>
    <dc:creator>elucterio </dc:creator>
    <meta:editing-duration>PT13M52S</meta:editing-duration>
    <meta:editing-cycles>6</meta:editing-cycles>
    <meta:generator>LibreOffice/4.2.8.2$Linux_X86_64 LibreOffice_project/420m0$Build-2</meta:generator>
    <meta:document-statistic meta:object-count="14"/>
  </office:meta>
</office:document-meta>
</file>